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default-cell-style-name="Default"/>
        <table:table-column table:style-name="co7" table:number-columns-repeated="2" table:default-cell-style-name="ce133"/>
        <table:table-column table:style-name="co7" table:number-columns-repeated="243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46">
            <text:p>46</text:p>
          </table:table-cell>
          <table:table-cell table:style-name="ce165" table:formula="of:=COUNTIF([.L$7:.L$978];[.$J1])" office:value-type="float" office:value="46">
            <text:p>46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1">
            <text:p>1</text:p>
          </table:table-cell>
          <table:table-cell table:style-name="ce165" table:formula="of:=COUNTIF([.L$7:.L$978];[.$J2])" office:value-type="float" office:value="1">
            <text:p>1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Failed</text:p>
          </table:table-cell>
          <table:table-cell table:style-name="ce133" office:value-type="string">
            <text:p>TESTVN-5677</text:p>
          </table:table-cell>
          <table:table-cell table:style-name="ce133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11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5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4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5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5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0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8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target-range-address="SniffTest.A6:SniffTest.AMJ6" table:display-filter-buttons="true">
          <table:filter>
            <table:filter-condition table:field-number="9" table:value="ha.khuat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0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8-07T10:57:41</dc:date>
    <meta:editing-cycles>160</meta:editing-cycles>
    <meta:editing-duration>PT36H24M51S</meta:editing-duration>
    <dc:creator>exoplatform </dc:creator>
    <meta:document-statistic meta:table-count="4" meta:cell-count="1314" meta:object-count="1"/>
    <meta:user-defined meta:name="Info 1"/>
    <meta:user-defined meta:name="Info 2"/>
    <meta:user-defined meta:name="Info 3"/>
    <meta:user-defined meta:name="Info 4"/>
  </office:meta>
</office:document-meta>
</file>